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Shemot (after Hertz Wessel.)/</text:p>
      <text:p text:style-name="P6">God! <text:s/>From righteous <text:span text:style-name="T2">Israel</text:span><text:span text:style-name="T3"> Jacob--the choice vine of Thy/ planting--spring up the sweet tendril that clung to/ the parental stock. <text:s/>The storm of violence would have/ blighted its growth, but Thy Providence fenced it around./ <text:s/>To accomplish marvellous[sic!] ends, Thou didst transplant/ that healthy branch into a foreign soil. <text:s/>There Thy/ divine care tended it, until it grew apace, and expanded,/ to shelter the weary, and give </text:span><text:span text:style-name="T2">sustenance to</text:span><text:span text:style-name="T3"> the hungry sustenance./ <text:s/>Aye, O Lord! <text:s/>Thy hand, that doeth wonders, raised Joseph/ from the pit of destruction, and sat him on a princely/ throne, to rule nations with equity, and teach their/ senators wisdom. <text:s/>Thy goodness mirrored </text:span><text:span text:style-name="T2">forth</text:span><text:span text:style-name="T3"> on his/ countenance, drew towards him the </text:span><text:span text:style-name="T2">will</text:span><text:span text:style-name="T3"> grace of a mighty/ king, and thus was salvation wrought for the household/ of </text:span><text:span text:style-name="T2">Jacob</text:span><text:span text:style-name="T3"> Israel. <text:s/>Egypt opened her gates to welcome the/ fathers of Thy tribes, and unto those who had dreaded/ famine, treasures were given as an inheritance./ <text:s/>But the days of tranquillity[sic!] became fearfully short. </text:span><text:span text:style-name="T2">and</text:span><text:span text:style-name="T3">/ </text:span><text:span text:style-name="T2">gloomy</text:span><text:span text:style-name="T3"> A long night of trials darkened the dwelling/ place of Thy </text:span><text:span text:style-name="T2">place</text:span><text:span text:style-name="T3"> people. <text:s/>There were forged the chains,/</text:span></text:p>
      <text:p text:style-name="P6"><text:span text:style-name="T3"/></text:p>
      <text:p text:style-name="P6"><text:span text:style-name="T3">[Page 2]</text:span></text:p>
      <text:p text:style-name="P6"><text:span text:style-name="T3">which enslaved the powerless. <text:s/>Then did the/ water of the Nile </text:span><text:span text:style-name="T2">mix</text:span><text:span text:style-name="T3"> mingle with the blood of the innocent./ <text:s/>But as the seed burned low in the earth, still strikes/ root, and blooms, and yields luscious fruit, even so it/ came to pass with Thy goodly vine, O Lord! <text:s/>When/ its beauty seemed fast waning, and as if destined to/ wither away, Thou didst shed upon it a ray of Thy/ light, and it revived, and </text:span><text:soft-page-break/><text:span text:style-name="T3">brought forth the most delight-/-ful of fruits. <text:s/>Moses arose from </text:span><text:span text:style-name="T2">f</text:span><text:span text:style-name="T3"> the seed despised/ and trampled on. <text:s/>He that vindicated justice, sprung/ from </text:span><text:span text:style-name="T2">among those most tribes</text:span><text:span text:style-name="T3"> a race unjustly dealt with. <text:s/>He that/ broke asunder the rod of oppression, drew the first breath/ of life amidst the cries of the oppressed. <text:s/>The river/ had said. <text:s/>"Mine shall this rich spoil also be". <text:s/>But/ the </text:span><text:span text:style-name="T2">glorious</text:span><text:span text:style-name="T3"> precious babe lay securely on the tossing waves, un-/-til the hand which was to thrust it aside, rocked it in/ royal splendour[sic!]. <text:s/>Oh! may the narrative of/ these wonders, be a jewelled[sic!] ring in </text:span><text:span text:style-name="T2">the</text:span><text:span text:style-name="T3"> our willing ears./ <text:s/>May the stupendous history, with which the second volume/ of Thy inspiration opens, be a healing to the desponding/ heart. <text:s/>From it we should </text:span><text:span text:style-name="T2">teach</text:span><text:span text:style-name="T3"> learn never to orphan,/ but to lean upon Thee, who art nigh, when we thought/</text:span></text:p>
      <text:p text:style-name="P6"><text:span text:style-name="T3"/></text:p>
      <text:p text:style-name="P6"><text:span text:style-name="T3">[Page 3]</text:span></text:p>
      <text:p text:style-name="P6"><text:span text:style-name="T3">deliverance afar off. <text:s/>May the lesson derived/ from that history infuse within us the hope that/ gladdens, and the piety which sustains the soul./ <text:s/>For unto our fathers, in the hour of unutterable anguish/ Thou didst send an angel to comfort, and </text:span><text:span text:style-name="T2">to</text:span><text:span text:style-name="T3"> work redemption./ <text:s/>For them Thou didst </text:span><text:span text:style-name="T2">work</text:span><text:span text:style-name="T3"> perform an unforeseen liberation when/ amidst the </text:span><text:span text:style-name="T2">burning</text:span><text:span text:style-name="T3"> unconsuming-bush,--typical of </text:span><text:span text:style-name="T2">our</text:span><text:span text:style-name="T3"> Israel's ever-/-lasting existence Thou didst inspire with fire of zeal/ the greatest of legislators, and the noblest </text:span><text:span text:style-name="T2">of ca</text:span><text:span text:style-name="T3">/ champion of liberty, even Moses the son of Amram,/ Grant O God that we a residue of the faithful, may love/ that hero of self-abugation commensurately with his deserts;/ but above all may we love his word, the heavenly Law which has/ length of days in her right-hand, true riches and glory/ in her left.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1T13:12:11.83</meta:creation-date>
    <dc:date>2012-05-01T13:50:20.75</dc:date>
    <dc:creator>Penn Libraries</dc:creator>
    <meta:editing-duration>PT00H07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715" meta:character-count="4518"/>
  </office:meta>
</office:document-meta>
</file>